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Utils.getAsyncManager( WebRequest web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syncUtils.createAsyncWeb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Utils.getAsyncManager( ServletRequest 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